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9FE0996509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="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false" fo:min-height="1.655cm" fo:min-width="1.659cm"/>
    </style:style>
    <style:style style:name="gr3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false" fo:min-height="1.274cm" fo:min-width="1.151cm"/>
    </style:style>
    <style:style style:name="gr4" style:family="graphic" style:parent-style-name="standard">
      <style:graphic-properties draw:stroke="none" draw:stroke-dash="Fine_20_Dashed" svg:stroke-color="#000000" draw:marker-start="" draw:marker-end="Arrow" draw:fill="none" draw:fill-color="#ffffff" draw:textarea-horizontal-align="left" draw:auto-grow-height="true" draw:auto-grow-width="false" fo:min-height="1.22cm" fo:min-width="0.77cm"/>
    </style:style>
    <style:style style:name="gr5" style:family="graphic" style:parent-style-name="objectwithoutfill">
      <style:graphic-properties draw:stroke="solid" draw:stroke-dash="Fine_20_Dashed" svg:stroke-width="0.051cm" draw:marker-start="" draw:marker-start-width="0.279cm" draw:marker-end="" draw:marker-end-width="0.127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stroke-dash="Fine_20_Dashed" svg:stroke-color="#000000" draw:marker-start="" draw:marker-end="Arrow" draw:fill="none" draw:fill-color="#ffffff" draw:textarea-horizontal-align="left" draw:auto-grow-height="true" draw:auto-grow-width="true" fo:min-height="2.036cm" fo:min-width="1.336cm"/>
    </style:style>
    <style:style style:name="gr7" style:family="graphic" style:parent-style-name="standard">
      <style:graphic-properties draw:stroke="none" draw:stroke-dash="Fine_20_Dashed" svg:stroke-color="#000000" draw:marker-start="" draw:marker-end="Arrow" draw:fill="none" draw:fill-color="#ffffff" draw:textarea-horizontal-align="left" draw:auto-grow-height="true" draw:auto-grow-width="false" fo:min-height="0.077cm" fo:min-width="0.447cm"/>
    </style:style>
    <style:style style:name="gr8" style:family="graphic" style:parent-style-name="objectwithoutfill">
      <style:graphic-properties draw:stroke="solid" draw:stroke-dash="Fine_20_Dashed" svg:stroke-width="0.051cm" draw:marker-start="Arrow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" svg:stroke-width="0.051cm" draw:marker-start="" draw:marker-start-width="0.279cm" draw:marker-end="" draw:marker-end-width="0.127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family="Arial" style:font-style-name="Regular" style:font-family-generic="swiss" fo:font-size="24pt" style:font-family-asian="Arial" style:font-style-name-asian="Regular" style:font-family-generic-asian="swiss" style:font-size-asian="24pt" style:font-family-complex="Arial" style:font-style-name-complex="Regular" style:font-family-generic-complex="swiss" style:font-size-complex="2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302cm" svg:y1="18.145cm" svg:x2="11.922cm" svg:y2="18.145cm">
          <text:p/>
        </draw:line>
        <draw:line draw:style-name="gr1" draw:text-style-name="P1" draw:layer="layout" svg:x1="4.302cm" svg:y1="18.145cm" svg:x2="4.302cm" svg:y2="11.414cm">
          <text:p/>
        </draw:line>
        <draw:frame draw:style-name="gr2" draw:text-style-name="P2" draw:layer="layout" svg:width="2.159cm" svg:height="1.905cm" svg:x="10.779cm" svg:y="18.272cm">
          <draw:text-box>
            <text:p text:style-name="P2"><text:span text:style-name="T1">X</text:span></text:p>
          </draw:text-box>
        </draw:frame>
        <draw:frame draw:style-name="gr3" draw:text-style-name="P2" draw:layer="layout" svg:width="1.651cm" svg:height="1.826cm" svg:x="2.778cm" svg:y="11.033cm">
          <draw:text-box>
            <text:p text:style-name="P2"><text:span text:style-name="T1">Y</text:span></text:p>
          </draw:text-box>
        </draw:frame>
        <draw:frame draw:style-name="gr4" draw:text-style-name="P3" draw:layer="layout" svg:width="1.27cm" svg:height="1.47cm" svg:x="9.763cm" svg:y="14.897cm">
          <draw:text-box>
            <text:p><text:span text:style-name="T2">θ</text:span></text:p>
          </draw:text-box>
        </draw:frame>
        <draw:line draw:style-name="gr5" draw:text-style-name="P1" draw:layer="layout" svg:x1="7.985cm" svg:y1="18.272cm" svg:x2="7.985cm" svg:y2="19.542cm">
          <text:p/>
        </draw:line>
        <draw:line draw:style-name="gr5" draw:text-style-name="P1" draw:layer="layout" svg:x1="4.302cm" svg:y1="18.272cm" svg:x2="4.302cm" svg:y2="19.542cm">
          <text:p/>
        </draw:line>
        <draw:frame draw:style-name="gr6" draw:text-style-name="P4" draw:layer="layout" svg:width="1.836cm" svg:height="2.286cm" svg:x="5.545cm" svg:y="18.526cm">
          <draw:text-box>
            <text:p text:style-name="P4"><text:span text:style-name="T3">x</text:span></text:p>
          </draw:text-box>
        </draw:frame>
        <draw:frame draw:style-name="gr7" draw:text-style-name="P4" draw:layer="layout" svg:width="0.947cm" svg:height="1.517cm" svg:x="2.339cm" svg:y="16.12cm">
          <draw:text-box>
            <text:p text:style-name="P4"><text:span text:style-name="T3">y</text:span></text:p>
          </draw:text-box>
        </draw:frame>
        <draw:line draw:style-name="gr8" draw:text-style-name="P1" draw:layer="layout" svg:x1="7.985cm" svg:y1="18.907cm" svg:x2="4.302cm" svg:y2="18.907cm">
          <text:p/>
        </draw:line>
        <draw:line draw:style-name="gr8" draw:text-style-name="P1" draw:layer="layout" svg:x1="3.54cm" svg:y1="18.145cm" svg:x2="3.54cm" svg:y2="15.859cm">
          <text:p/>
        </draw:line>
        <draw:line draw:style-name="gr9" draw:text-style-name="P1" draw:layer="layout" svg:x1="8.113cm" svg:y1="15.986cm" svg:x2="10.398cm" svg:y2="14.716cm">
          <text:p/>
        </draw:line>
        <draw:line draw:style-name="gr5" draw:text-style-name="P1" draw:layer="layout" svg:x1="4.175cm" svg:y1="18.145cm" svg:x2="2.905cm" svg:y2="18.145cm">
          <text:p/>
        </draw:line>
        <draw:line draw:style-name="gr5" draw:text-style-name="P1" draw:layer="layout" svg:x1="4.175cm" svg:y1="15.859cm" svg:x2="2.905cm" svg:y2="15.859cm">
          <text:p/>
        </draw:line>
        <draw:frame draw:style-name="gr10" draw:text-style-name="P1" draw:layer="layout" svg:width="4.367cm" svg:height="3.662cm" svg:x="5.523cm" svg:y="13.573cm">
          <draw:image xlink:href="Pictures/10000201000000C80000009FE0996509.png" xlink:type="simple" xlink:show="embed" xlink:actuate="onLoad">
            <text:p/>
          </draw:image>
        </draw:frame>
        <draw:line draw:style-name="gr9" draw:text-style-name="P1" draw:layer="layout" svg:x1="8.112cm" svg:y1="15.986cm" svg:x2="11.033cm" svg:y2="15.986cm">
          <text:p/>
        </draw:line>
        <draw:line draw:style-name="gr9" draw:text-style-name="P1" draw:layer="layout" svg:x1="7.985cm" svg:y1="15.859cm" svg:x2="7.985cm" svg:y2="12.1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cm" svg:stroke-color="#000000" draw:marker-start-width="0.203cm" draw:marker-end="Arrow" draw:marker-end-width="0.051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9T12:50:30</meta:creation-date>
    <dc:date>2013-09-05T16:01:08</dc:date>
    <meta:editing-duration>PT1H16M42S</meta:editing-duration>
    <meta:editing-cycles>8</meta:editing-cycles>
    <meta:generator>LibreOffice/4.0.2.2$Linux_X86_64 LibreOffice_project/400m0$Build-2</meta:generator>
    <meta:document-statistic meta:object-count="17"/>
  </office:meta>
</office:document-meta>
</file>